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CLRendererMaker.getSupportedMime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CLRendererMaker.makeRenderer( FOUserAgent userAg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CLRendererMaker.getConfigurator( FOUserAgent userAg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CLRendererMaker.needs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